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91in"/>
    </style:style>
    <style:style style:name="co2" style:family="table-column">
      <style:table-column-properties fo:break-before="auto" style:column-width="1.7437in"/>
    </style:style>
    <style:style style:name="co3" style:family="table-column">
      <style:table-column-properties fo:break-before="auto" style:column-width="1.7291in"/>
    </style:style>
    <style:style style:name="co4" style:family="table-column">
      <style:table-column-properties fo:break-before="auto" style:column-width="1.9154in"/>
    </style:style>
    <style:style style:name="co5" style:family="table-column">
      <style:table-column-properties fo:break-before="auto" style:column-width="0.3283in"/>
    </style:style>
    <style:style style:name="co6" style:family="table-column">
      <style:table-column-properties fo:break-before="auto" style:column-width="4.8744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0.3783in"/>
    </style:style>
    <style:style style:name="co9" style:family="table-column">
      <style:table-column-properties fo:break-before="auto" style:column-width="0.3571in"/>
    </style:style>
    <style:style style:name="co10" style:family="table-column">
      <style:table-column-properties fo:break-before="auto" style:column-width="3.523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3"/>
        <table:table-column table:style-name="co11" table:number-columns-repeated="1013" table:default-cell-style-name="ce3"/>
        <table:table-row table:style-name="ro1">
          <table:table-cell table:style-name="Default" office:value-type="string" calcext:value-type="string">
            <text:p>inclusion</text:p>
          </table:table-cell>
          <table:table-cell table:style-name="Default" office:value-type="string" calcext:value-type="string">
            <text:p>directory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phenotype</text:p>
          </table:table-cell>
          <table:table-cell table:style-name="Default" office:value-type="string" calcext:value-type="string">
            <text:p>sex</text:p>
          </table:table-cell>
          <table:table-cell table:style-name="Default" office:value-type="string" calcext:value-type="string">
            <text:p>file</text:p>
          </table:table-cell>
          <table:table-cell table:style-name="Default" office:value-type="string" calcext:value-type="string">
            <text:p>suffix</text:p>
          </table:table-cell>
          <table:table-cell table:style-name="Default" office:value-type="string" calcext:value-type="string">
            <text:p>bgzip</text:p>
          </table:table-cell>
          <table:table-cell table:style-name="Default" office:value-type="string" calcext:value-type="string">
            <text:p>gzip</text:p>
          </table:table-cell>
          <table:table-cell table:style-name="Default" office:value-type="string" calcext:value-type="string">
            <text:p>count</text:p>
          </table:table-cell>
          <table:table-cell table:style-name="Default" office:value-type="string" calcext:value-type="string">
            <text:p>script</text:p>
          </table:table-cell>
          <table:table-cell table:style-name="Default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4822396_pott_2021</text:p>
          </table:table-cell>
          <table:table-cell office:value-type="string" calcext:value-type="string">
            <text:p>34822396_pott_2021_progesterone_all</text:p>
          </table:table-cell>
          <table:table-cell office:value-type="string" calcext:value-type="string">
            <text:p>progesteron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SummaryStatistics_Progesterone_combined_211103.txt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translate_gwas_34822396_pott_2021.sh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4822396_pott_2021</text:p>
          </table:table-cell>
          <table:table-cell office:value-type="string" calcext:value-type="string">
            <text:p>34822396_pott_2021_progesterone_female</text:p>
          </table:table-cell>
          <table:table-cell office:value-type="string" calcext:value-type="string">
            <text:p>progestero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mmaryStatistics_Progesterone_females_211103.txt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translate_gwas_34822396_pott_2021.sh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4822396_pott_2021</text:p>
          </table:table-cell>
          <table:table-cell office:value-type="string" calcext:value-type="string">
            <text:p>34822396_pott_2021_progesterone_male</text:p>
          </table:table-cell>
          <table:table-cell office:value-type="string" calcext:value-type="string">
            <text:p>progestero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ummaryStatistics_Progesterone_males_211103.txt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translate_gwas_34822396_pott_2021.sh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4822396_pott_2021</text:p>
          </table:table-cell>
          <table:table-cell office:value-type="string" calcext:value-type="string">
            <text:p>34822396_pott_2021_hydroxyprogesterone_all</text:p>
          </table:table-cell>
          <table:table-cell office:value-type="string" calcext:value-type="string">
            <text:p>hydroxyprogesteron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SummaryStatistics_17-OH-Progesterone_combined_211103.txt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translate_gwas_34822396_pott_2021.sh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4822396_pott_2021</text:p>
          </table:table-cell>
          <table:table-cell office:value-type="string" calcext:value-type="string">
            <text:p>34822396_pott_2021_hydroxyprogesterone_female</text:p>
          </table:table-cell>
          <table:table-cell office:value-type="string" calcext:value-type="string">
            <text:p>hydroxyprogestero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mmaryStatistics_17-OH-Progesterone_females_211103.txt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translate_gwas_34822396_pott_2021.sh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4822396_pott_2021</text:p>
          </table:table-cell>
          <table:table-cell office:value-type="string" calcext:value-type="string">
            <text:p>34822396_pott_2021_hydroxyprogesterone_male</text:p>
          </table:table-cell>
          <table:table-cell office:value-type="string" calcext:value-type="string">
            <text:p>hydroxyprogestero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ummaryStatistics_17-OH-Progesterone_males_211103.txt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translate_gwas_34822396_pott_2021.sh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4822396_pott_2021</text:p>
          </table:table-cell>
          <table:table-cell office:value-type="string" calcext:value-type="string">
            <text:p>34822396_pott_2021_aldosterone_all</text:p>
          </table:table-cell>
          <table:table-cell office:value-type="string" calcext:value-type="string">
            <text:p>aldosteron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SummaryStatistics_Aldosterone_combined_211103.txt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translate_gwas_34822396_pott_2021.sh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4822396_pott_2021</text:p>
          </table:table-cell>
          <table:table-cell office:value-type="string" calcext:value-type="string">
            <text:p>34822396_pott_2021_aldosterone_female</text:p>
          </table:table-cell>
          <table:table-cell office:value-type="string" calcext:value-type="string">
            <text:p>aldostero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mmaryStatistics_Aldosterone_females_211103.txt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translate_gwas_34822396_pott_2021.sh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4822396_pott_2021</text:p>
          </table:table-cell>
          <table:table-cell office:value-type="string" calcext:value-type="string">
            <text:p>34822396_pott_2021_aldosterone_male</text:p>
          </table:table-cell>
          <table:table-cell office:value-type="string" calcext:value-type="string">
            <text:p>aldostero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ummaryStatistics_Aldosterone_males_211103.txt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translate_gwas_34822396_pott_2021.sh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4822396_pott_2021</text:p>
          </table:table-cell>
          <table:table-cell office:value-type="string" calcext:value-type="string">
            <text:p>34822396_pott_2021_androstenedione_all</text:p>
          </table:table-cell>
          <table:table-cell office:value-type="string" calcext:value-type="string">
            <text:p>androstenedion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SummaryStatistics_Androstenedione_combined_211103.txt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translate_gwas_34822396_pott_2021.sh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4822396_pott_2021</text:p>
          </table:table-cell>
          <table:table-cell office:value-type="string" calcext:value-type="string">
            <text:p>34822396_pott_2021_androstenedione_female</text:p>
          </table:table-cell>
          <table:table-cell office:value-type="string" calcext:value-type="string">
            <text:p>androstenedio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mmaryStatistics_Androstenedione_females_211103.txt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translate_gwas_34822396_pott_2021.sh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4822396_pott_2021</text:p>
          </table:table-cell>
          <table:table-cell office:value-type="string" calcext:value-type="string">
            <text:p>34822396_pott_2021_androstenedione_male</text:p>
          </table:table-cell>
          <table:table-cell office:value-type="string" calcext:value-type="string">
            <text:p>androstenedio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ummaryStatistics_Androstenedione_males_211103.txt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translate_gwas_34822396_pott_2021.sh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4822396_pott_2021</text:p>
          </table:table-cell>
          <table:table-cell office:value-type="string" calcext:value-type="string">
            <text:p>34822396_pott_2021_testosterone_estradiol_all</text:p>
          </table:table-cell>
          <table:table-cell office:value-type="string" calcext:value-type="string">
            <text:p>testosterone_estradio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SummaryStatistics_Testosterone_Estradiol_Ratio_combined_211103.txt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translate_gwas_34822396_pott_2021.sh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4822396_pott_2021</text:p>
          </table:table-cell>
          <table:table-cell office:value-type="string" calcext:value-type="string">
            <text:p>34822396_pott_2021_testosterone_estradiol_female</text:p>
          </table:table-cell>
          <table:table-cell office:value-type="string" calcext:value-type="string">
            <text:p>testosterone_estradio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mmaryStatistics_Testosterone_Estradiol_Ratio_females_211103.txt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translate_gwas_34822396_pott_2021.sh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4822396_pott_2021</text:p>
          </table:table-cell>
          <table:table-cell office:value-type="string" calcext:value-type="string">
            <text:p>34822396_pott_2021_testosterone_estradiol_male</text:p>
          </table:table-cell>
          <table:table-cell office:value-type="string" calcext:value-type="string">
            <text:p>testosterone_estradio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ummaryStatistics_Testosterone_Estradiol_Ratio_males_211103.txt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translate_gwas_34822396_pott_2021.sh</text:p>
          </table:table-cell>
          <table:table-cell table:number-columns-repeated="101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4255042_schmitz_2021</text:p>
          </table:table-cell>
          <table:table-cell office:value-type="string" calcext:value-type="string">
            <text:p>34255042_schmitz_2021_estradiol_female</text:p>
          </table:table-cell>
          <table:table-cell table:style-name="Default" office:value-type="string" calcext:value-type="string">
            <text:p>estradiol_female</text:p>
          </table:table-cell>
          <table:table-cell table:style-name="Default" office:value-type="string" calcext:value-type="string">
            <text:p>female</text:p>
          </table:table-cell>
          <table:table-cell office:value-type="string" calcext:value-type="string">
            <text:p>gwas_females.tsv.gz</text:p>
          </table:table-cell>
          <table:table-cell office:value-type="string" calcext:value-type="string">
            <text:p>.tsv.gz</text:p>
          </table:table-cell>
          <table:table-cell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translate_gwas_34255042_schmitz_2021.sh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4255042_schmitz_2021</text:p>
          </table:table-cell>
          <table:table-cell office:value-type="string" calcext:value-type="string">
            <text:p>34255042_schmitz_2021_estradiol_male</text:p>
          </table:table-cell>
          <table:table-cell table:style-name="Default" office:value-type="string" calcext:value-type="string">
            <text:p>estradiol_male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gwas_males.tsv.gz</text:p>
          </table:table-cell>
          <table:table-cell office:value-type="string" calcext:value-type="string">
            <text:p>.tsv.gz</text:p>
          </table:table-cell>
          <table:table-cell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translate_gwas_34255042_schmitz_2021.sh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2769997_zhou_2020</text:p>
          </table:table-cell>
          <table:table-cell office:value-type="string" calcext:value-type="string">
            <text:p>32769997_zhou_2020_tsh</text:p>
          </table:table-cell>
          <table:table-cell table:style-name="Default" office:value-type="string" calcext:value-type="string">
            <text:p>thyroid_stimulating_hormone</text:p>
          </table:table-cell>
          <table:table-cell table:style-name="Default" office:value-type="string" calcext:value-type="string">
            <text:p>all</text:p>
          </table:table-cell>
          <table:table-cell table:style-name="Default" office:value-type="string" calcext:value-type="string">
            <text:p>2020_Zhou_et_al_TSH_meta_HUNT-MGI-ThyroidOmics.txt</text:p>
          </table:table-cell>
          <table:table-cell office:value-type="string" calcext:value-type="string">
            <text:p>.tsv.gz</text:p>
          </table:table-cell>
          <table:table-cell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translate_gwas_32769997_zhou_2020.sh</text:p>
          </table:table-cell>
          <table:table-cell table:style-name="Default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2042192_ruth_2020</text:p>
          </table:table-cell>
          <table:table-cell office:value-type="string" calcext:value-type="string">
            <text:p>32042192_ruth_2020_testosterone_female</text:p>
          </table:table-cell>
          <table:table-cell office:value-type="string" calcext:value-type="string">
            <text:p>testosterone_fe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CST90012112_buildGRCh37.tsv.gz</text:p>
          </table:table-cell>
          <table:table-cell office:value-type="string" calcext:value-type="string">
            <text:p>.tsv.gz</text:p>
          </table:table-cell>
          <table:table-cell table:number-columns-repeated="2" office:value-type="string" calcext:value-type="string">
            <text:p>0</text:p>
          </table:table-cell>
          <table:table-cell table:style-name="ce8" office:value-type="float" office:value="230454" calcext:value-type="float">
            <text:p>230,454</text:p>
          </table:table-cell>
          <table:table-cell office:value-type="string" calcext:value-type="string">
            <text:p>translate_gwas_32042192_ruth_2020.sh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2042192_ruth_2020</text:p>
          </table:table-cell>
          <table:table-cell office:value-type="string" calcext:value-type="string">
            <text:p>32042192_ruth_2020_testosterone_male</text:p>
          </table:table-cell>
          <table:table-cell office:value-type="string" calcext:value-type="string">
            <text:p>testosterone_ma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CST90012113_buildGRCh37.tsv.gz</text:p>
          </table:table-cell>
          <table:table-cell office:value-type="string" calcext:value-type="string">
            <text:p>.tsv.gz</text:p>
          </table:table-cell>
          <table:table-cell table:number-columns-repeated="2" office:value-type="string" calcext:value-type="string">
            <text:p>0</text:p>
          </table:table-cell>
          <table:table-cell table:style-name="ce8" office:value-type="float" office:value="194453" calcext:value-type="float">
            <text:p>194,453</text:p>
          </table:table-cell>
          <table:table-cell office:value-type="string" calcext:value-type="string">
            <text:p>translate_gwas_32042192_ruth_2020.sh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2042192_ruth_2020</text:p>
          </table:table-cell>
          <table:table-cell office:value-type="string" calcext:value-type="string">
            <text:p>32042192_ruth_2020_testosterone_bioavailable_female</text:p>
          </table:table-cell>
          <table:table-cell office:value-type="string" calcext:value-type="string">
            <text:p>testosterone_bioavailable_fe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CST90012102_buildGRCh37.tsv.gz</text:p>
          </table:table-cell>
          <table:table-cell office:value-type="string" calcext:value-type="string">
            <text:p>.tsv.gz</text:p>
          </table:table-cell>
          <table:table-cell table:number-columns-repeated="2" office:value-type="string" calcext:value-type="string">
            <text:p>0</text:p>
          </table:table-cell>
          <table:table-cell table:style-name="ce8" office:value-type="float" office:value="188507" calcext:value-type="float">
            <text:p>188,507</text:p>
          </table:table-cell>
          <table:table-cell office:value-type="string" calcext:value-type="string">
            <text:p>translate_gwas_32042192_ruth_2020.sh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2042192_ruth_2020</text:p>
          </table:table-cell>
          <table:table-cell office:value-type="string" calcext:value-type="string">
            <text:p>32042192_ruth_2020_testosterone_bioavailable_male</text:p>
          </table:table-cell>
          <table:table-cell office:value-type="string" calcext:value-type="string">
            <text:p>testosterone_bioavailable_ma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CST90012103_buildGRCh37.tsv.gz</text:p>
          </table:table-cell>
          <table:table-cell office:value-type="string" calcext:value-type="string">
            <text:p>.tsv.gz</text:p>
          </table:table-cell>
          <table:table-cell table:number-columns-repeated="2" office:value-type="string" calcext:value-type="string">
            <text:p>0</text:p>
          </table:table-cell>
          <table:table-cell table:style-name="ce8" office:value-type="float" office:value="178782" calcext:value-type="float">
            <text:p>178,782</text:p>
          </table:table-cell>
          <table:table-cell office:value-type="string" calcext:value-type="string">
            <text:p>translate_gwas_32042192_ruth_2020.sh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2042192_ruth_2020</text:p>
          </table:table-cell>
          <table:table-cell office:value-type="string" calcext:value-type="string">
            <text:p>32042192_ruth_2020_estradiol_male</text:p>
          </table:table-cell>
          <table:table-cell office:value-type="string" calcext:value-type="string">
            <text:p>estradiol_ma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CST90012105_buildGRCh37.tsv.gz</text:p>
          </table:table-cell>
          <table:table-cell office:value-type="string" calcext:value-type="string">
            <text:p>.tsv.gz</text:p>
          </table:table-cell>
          <table:table-cell table:number-columns-repeated="2" office:value-type="string" calcext:value-type="string">
            <text:p>0</text:p>
          </table:table-cell>
          <table:table-cell table:style-name="ce8" office:value-type="float" office:value="206927" calcext:value-type="float">
            <text:p>206,927</text:p>
          </table:table-cell>
          <table:table-cell office:value-type="string" calcext:value-type="string">
            <text:p>translate_gwas_32042192_ruth_2020.sh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2042192_ruth_2020</text:p>
          </table:table-cell>
          <table:table-cell office:value-type="string" calcext:value-type="string">
            <text:p>32042192_ruth_2020_shbg_all</text:p>
          </table:table-cell>
          <table:table-cell office:value-type="string" calcext:value-type="string">
            <text:p>shbg_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GCST90012111_buildGRCh37.tsv.gz</text:p>
          </table:table-cell>
          <table:table-cell office:value-type="string" calcext:value-type="string">
            <text:p>.tsv.gz</text:p>
          </table:table-cell>
          <table:table-cell table:number-columns-repeated="2" office:value-type="string" calcext:value-type="string">
            <text:p>0</text:p>
          </table:table-cell>
          <table:table-cell table:style-name="ce8" office:value-type="float" office:value="370125" calcext:value-type="float">
            <text:p>370,125</text:p>
          </table:table-cell>
          <table:table-cell office:value-type="string" calcext:value-type="string">
            <text:p>translate_gwas_32042192_ruth_2020.sh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2042192_ruth_2020</text:p>
          </table:table-cell>
          <table:table-cell office:value-type="string" calcext:value-type="string">
            <text:p>32042192_ruth_2020_shbg_female</text:p>
          </table:table-cell>
          <table:table-cell office:value-type="string" calcext:value-type="string">
            <text:p>shbg_fe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CST90012107_buildGRCh37.tsv.gz</text:p>
          </table:table-cell>
          <table:table-cell office:value-type="string" calcext:value-type="string">
            <text:p>.tsv.gz</text:p>
          </table:table-cell>
          <table:table-cell table:number-columns-repeated="2" office:value-type="string" calcext:value-type="string">
            <text:p>0</text:p>
          </table:table-cell>
          <table:table-cell table:style-name="ce8" office:value-type="float" office:value="189473" calcext:value-type="float">
            <text:p>189,473</text:p>
          </table:table-cell>
          <table:table-cell office:value-type="string" calcext:value-type="string">
            <text:p>translate_gwas_32042192_ruth_2020.sh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2042192_ruth_2020</text:p>
          </table:table-cell>
          <table:table-cell office:value-type="string" calcext:value-type="string">
            <text:p>32042192_ruth_2020_shbg_male</text:p>
          </table:table-cell>
          <table:table-cell office:value-type="string" calcext:value-type="string">
            <text:p>shbg_ma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CST90012109_buildGRCh37.tsv.gz</text:p>
          </table:table-cell>
          <table:table-cell office:value-type="string" calcext:value-type="string">
            <text:p>.tsv.gz</text:p>
          </table:table-cell>
          <table:table-cell table:number-columns-repeated="2" office:value-type="string" calcext:value-type="string">
            <text:p>0</text:p>
          </table:table-cell>
          <table:table-cell table:style-name="ce8" office:value-type="float" office:value="180726" calcext:value-type="float">
            <text:p>180,726</text:p>
          </table:table-cell>
          <table:table-cell office:value-type="string" calcext:value-type="string">
            <text:p>translate_gwas_32042192_ruth_2020.sh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2042192_ruth_2020</text:p>
          </table:table-cell>
          <table:table-cell office:value-type="string" calcext:value-type="string">
            <text:p>32042192_ruth_2020_shbg_bmi_all</text:p>
          </table:table-cell>
          <table:table-cell office:value-type="string" calcext:value-type="string">
            <text:p>shbg_bmi_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GCST90012110_buildGRCh37.tsv.gz</text:p>
          </table:table-cell>
          <table:table-cell office:value-type="string" calcext:value-type="string">
            <text:p>.tsv.gz</text:p>
          </table:table-cell>
          <table:table-cell table:number-columns-repeated="2" office:value-type="string" calcext:value-type="string">
            <text:p>0</text:p>
          </table:table-cell>
          <table:table-cell table:style-name="ce8" office:value-type="float" office:value="368929" calcext:value-type="float">
            <text:p>368,929</text:p>
          </table:table-cell>
          <table:table-cell office:value-type="string" calcext:value-type="string">
            <text:p>translate_gwas_32042192_ruth_2020.sh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2042192_ruth_2020</text:p>
          </table:table-cell>
          <table:table-cell office:value-type="string" calcext:value-type="string">
            <text:p>32042192_ruth_2020_shbg_bmi_female</text:p>
          </table:table-cell>
          <table:table-cell office:value-type="string" calcext:value-type="string">
            <text:p>shbg_bmi_fe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CST90012106_buildGRCh37.tsv.gz</text:p>
          </table:table-cell>
          <table:table-cell office:value-type="string" calcext:value-type="string">
            <text:p>.tsv.gz</text:p>
          </table:table-cell>
          <table:table-cell table:number-columns-repeated="2" office:value-type="string" calcext:value-type="string">
            <text:p>0</text:p>
          </table:table-cell>
          <table:table-cell table:style-name="ce8" office:value-type="float" office:value="188908" calcext:value-type="float">
            <text:p>188,908</text:p>
          </table:table-cell>
          <table:table-cell office:value-type="string" calcext:value-type="string">
            <text:p>translate_gwas_32042192_ruth_2020.sh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2042192_ruth_2020</text:p>
          </table:table-cell>
          <table:table-cell office:value-type="string" calcext:value-type="string">
            <text:p>32042192_ruth_2020_shbg_bmi_male</text:p>
          </table:table-cell>
          <table:table-cell office:value-type="string" calcext:value-type="string">
            <text:p>shbg_bmi_ma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CST90012108_buildGRCh37.tsv.gz</text:p>
          </table:table-cell>
          <table:table-cell office:value-type="string" calcext:value-type="string">
            <text:p>.tsv.gz</text:p>
          </table:table-cell>
          <table:table-cell table:number-columns-repeated="2" office:value-type="string" calcext:value-type="string">
            <text:p>0</text:p>
          </table:table-cell>
          <table:table-cell table:style-name="ce8" office:value-type="float" office:value="180094" calcext:value-type="float">
            <text:p>180,094</text:p>
          </table:table-cell>
          <table:table-cell office:value-type="string" calcext:value-type="string">
            <text:p>translate_gwas_32042192_ruth_2020.sh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1169883_pott_2019</text:p>
          </table:table-cell>
          <table:table-cell office:value-type="string" calcext:value-type="string">
            <text:p>31169883_pott_2019_progesterone_all</text:p>
          </table:table-cell>
          <table:table-cell office:value-type="string" calcext:value-type="string">
            <text:p>progesteron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SummaryStatistics_PROG_ALL_GWAS_191025.txt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anslate_gwas_31169883_pott_2019.sh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1169883_pott_2019</text:p>
          </table:table-cell>
          <table:table-cell office:value-type="string" calcext:value-type="string">
            <text:p>31169883_pott_2019_progesterone_female</text:p>
          </table:table-cell>
          <table:table-cell office:value-type="string" calcext:value-type="string">
            <text:p>progestero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mmaryStatistics_PROG_WOMEN_META_191025.txt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anslate_gwas_31169883_pott_2019.sh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1169883_pott_2019</text:p>
          </table:table-cell>
          <table:table-cell office:value-type="string" calcext:value-type="string">
            <text:p>31169883_pott_2019_progesterone_male</text:p>
          </table:table-cell>
          <table:table-cell office:value-type="string" calcext:value-type="string">
            <text:p>progestero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ummaryStatistics_PROG_MEN_GWAS_191025.txt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anslate_gwas_31169883_pott_2019.sh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1169883_pott_2019</text:p>
          </table:table-cell>
          <table:table-cell office:value-type="string" calcext:value-type="string">
            <text:p>31169883_pott_2019_hydroxyprogesterone_all</text:p>
          </table:table-cell>
          <table:table-cell office:value-type="string" calcext:value-type="string">
            <text:p>hydroxyprogesteron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SummaryStatistics_OHP17_ALL_GWAS_191025.txt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anslate_gwas_31169883_pott_2019.sh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1169883_pott_2019</text:p>
          </table:table-cell>
          <table:table-cell office:value-type="string" calcext:value-type="string">
            <text:p>31169883_pott_2019_hydroxyprogesterone_female</text:p>
          </table:table-cell>
          <table:table-cell office:value-type="string" calcext:value-type="string">
            <text:p>hydroxyprogestero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mmaryStatistics_OHP17_WOMEN_GWAS_191025.txt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anslate_gwas_31169883_pott_2019.sh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1169883_pott_2019</text:p>
          </table:table-cell>
          <table:table-cell office:value-type="string" calcext:value-type="string">
            <text:p>31169883_pott_2019_hydroxyprogesterone_male</text:p>
          </table:table-cell>
          <table:table-cell office:value-type="string" calcext:value-type="string">
            <text:p>hydroxyprogestero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ummaryStatistics_OHP17_MEN_GWAS_191025.txt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anslate_gwas_31169883_pott_2019.sh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1169883_pott_2019</text:p>
          </table:table-cell>
          <table:table-cell office:value-type="string" calcext:value-type="string">
            <text:p>31169883_pott_2019_aldosterone_all</text:p>
          </table:table-cell>
          <table:table-cell office:value-type="string" calcext:value-type="string">
            <text:p>aldosteron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SummaryStatistics_ALDO_ALL_GWAS_191025.txt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anslate_gwas_31169883_pott_2019.sh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1169883_pott_2019</text:p>
          </table:table-cell>
          <table:table-cell office:value-type="string" calcext:value-type="string">
            <text:p>31169883_pott_2019_aldosterone_female</text:p>
          </table:table-cell>
          <table:table-cell office:value-type="string" calcext:value-type="string">
            <text:p>aldostero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mmaryStatistics_ALDO_WOMEN_GWAS_191025.txt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anslate_gwas_31169883_pott_2019.sh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1169883_pott_2019</text:p>
          </table:table-cell>
          <table:table-cell office:value-type="string" calcext:value-type="string">
            <text:p>31169883_pott_2019_aldosterone_male</text:p>
          </table:table-cell>
          <table:table-cell office:value-type="string" calcext:value-type="string">
            <text:p>aldostero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ummaryStatistics_ALDO_MEN_GWAS_191025.txt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anslate_gwas_31169883_pott_2019.sh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1169883_pott_2019</text:p>
          </table:table-cell>
          <table:table-cell office:value-type="string" calcext:value-type="string">
            <text:p>31169883_pott_2019_cortisol_all</text:p>
          </table:table-cell>
          <table:table-cell office:value-type="string" calcext:value-type="string">
            <text:p>cortiso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SummaryStatistics_CORT_ALL_META_191025.txt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anslate_gwas_31169883_pott_2019.sh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1169883_pott_2019</text:p>
          </table:table-cell>
          <table:table-cell office:value-type="string" calcext:value-type="string">
            <text:p>31169883_pott_2019_cortisol_female</text:p>
          </table:table-cell>
          <table:table-cell office:value-type="string" calcext:value-type="string">
            <text:p>cortiso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mmaryStatistics_CORT_WOMEN_META_191025.txt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anslate_gwas_31169883_pott_2019.sh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1169883_pott_2019</text:p>
          </table:table-cell>
          <table:table-cell office:value-type="string" calcext:value-type="string">
            <text:p>31169883_pott_2019_cortisol_male</text:p>
          </table:table-cell>
          <table:table-cell office:value-type="string" calcext:value-type="string">
            <text:p>cortiso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ummaryStatistics_CORT_MEN_META_191025.txt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anslate_gwas_31169883_pott_2019.sh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1169883_pott_2019</text:p>
          </table:table-cell>
          <table:table-cell office:value-type="string" calcext:value-type="string">
            <text:p>31169883_pott_2019_dheas_all</text:p>
          </table:table-cell>
          <table:table-cell office:value-type="string" calcext:value-type="string">
            <text:p>dehydroepiandrosterone_sulf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SummaryStatistics_DHEAS_ALL_META_191025.txt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anslate_gwas_31169883_pott_2019.sh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1169883_pott_2019</text:p>
          </table:table-cell>
          <table:table-cell office:value-type="string" calcext:value-type="string">
            <text:p>31169883_pott_2019_dheas_female</text:p>
          </table:table-cell>
          <table:table-cell office:value-type="string" calcext:value-type="string">
            <text:p>dehydroepiandrosterone_sulfa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mmaryStatistics_DHEAS_WOMEN_META_191025.txt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anslate_gwas_31169883_pott_2019.sh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1169883_pott_2019</text:p>
          </table:table-cell>
          <table:table-cell office:value-type="string" calcext:value-type="string">
            <text:p>31169883_pott_2019_dheas_male</text:p>
          </table:table-cell>
          <table:table-cell office:value-type="string" calcext:value-type="string">
            <text:p>dehydroepiandrosterone_sulfat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ummaryStatistics_DHEAS_MEN_META_191025.txt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anslate_gwas_31169883_pott_2019.sh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1169883_pott_2019</text:p>
          </table:table-cell>
          <table:table-cell office:value-type="string" calcext:value-type="string">
            <text:p>31169883_pott_2019_androstenedione_all</text:p>
          </table:table-cell>
          <table:table-cell office:value-type="string" calcext:value-type="string">
            <text:p>androstenedion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SummaryStatistics_ANDRO_ALL_GWAS_191025.txt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anslate_gwas_31169883_pott_2019.sh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1169883_pott_2019</text:p>
          </table:table-cell>
          <table:table-cell office:value-type="string" calcext:value-type="string">
            <text:p>31169883_pott_2019_androstenedione_female</text:p>
          </table:table-cell>
          <table:table-cell office:value-type="string" calcext:value-type="string">
            <text:p>androstenedio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mmaryStatistics_ANDRO_WOMEN_GWAS_191025.txt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anslate_gwas_31169883_pott_2019.sh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1169883_pott_2019</text:p>
          </table:table-cell>
          <table:table-cell office:value-type="string" calcext:value-type="string">
            <text:p>31169883_pott_2019_androstenedione_male</text:p>
          </table:table-cell>
          <table:table-cell office:value-type="string" calcext:value-type="string">
            <text:p>androstenedio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ummaryStatistics_ANDRO_MEN_GWAS_191025.txt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anslate_gwas_31169883_pott_2019.sh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1169883_pott_2019</text:p>
          </table:table-cell>
          <table:table-cell office:value-type="string" calcext:value-type="string">
            <text:p>31169883_pott_2019_testosterone_all</text:p>
          </table:table-cell>
          <table:table-cell office:value-type="string" calcext:value-type="string">
            <text:p>testosteron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SummaryStatistics_TESTO_ALL_META_191025.txt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anslate_gwas_31169883_pott_2019.sh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1169883_pott_2019</text:p>
          </table:table-cell>
          <table:table-cell office:value-type="string" calcext:value-type="string">
            <text:p>31169883_pott_2019_testosterone_female</text:p>
          </table:table-cell>
          <table:table-cell office:value-type="string" calcext:value-type="string">
            <text:p>testostero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mmaryStatistics_TESTO_WOMEN_META_191025.txt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anslate_gwas_31169883_pott_2019.sh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1169883_pott_2019</text:p>
          </table:table-cell>
          <table:table-cell office:value-type="string" calcext:value-type="string">
            <text:p>31169883_pott_2019_testosterone_male</text:p>
          </table:table-cell>
          <table:table-cell office:value-type="string" calcext:value-type="string">
            <text:p>testostero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ummaryStatistics_TESTO_MEN_META_191025.txt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anslate_gwas_31169883_pott_2019.sh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1169883_pott_2019</text:p>
          </table:table-cell>
          <table:table-cell office:value-type="string" calcext:value-type="string">
            <text:p>31169883_pott_2019_estradiol_all</text:p>
          </table:table-cell>
          <table:table-cell office:value-type="string" calcext:value-type="string">
            <text:p>estradio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SummaryStatistics_E2_ALL_META_191025.txt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anslate_gwas_31169883_pott_2019.sh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1169883_pott_2019</text:p>
          </table:table-cell>
          <table:table-cell office:value-type="string" calcext:value-type="string">
            <text:p>31169883_pott_2019_estradiol_female</text:p>
          </table:table-cell>
          <table:table-cell office:value-type="string" calcext:value-type="string">
            <text:p>estradio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ummaryStatistics_E2_WOMEN_META_191025.txt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anslate_gwas_31169883_pott_2019.sh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1169883_pott_2019</text:p>
          </table:table-cell>
          <table:table-cell office:value-type="string" calcext:value-type="string">
            <text:p>31169883_pott_2019_estradiol_male</text:p>
          </table:table-cell>
          <table:table-cell office:value-type="string" calcext:value-type="string">
            <text:p>estradio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ummaryStatistics_E2_MEN_META_191025.txt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anslate_gwas_31169883_pott_2019.sh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0000000_neale_2020</text:p>
          </table:table-cell>
          <table:table-cell office:value-type="string" calcext:value-type="string">
            <text:p>00000000_neale_2020_igf1</text:p>
          </table:table-cell>
          <table:table-cell office:value-type="string" calcext:value-type="string">
            <text:p>insulin_like_growth_factor_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iomarkers-30770-both_sexes-irnt.tsv.bgz</text:p>
          </table:table-cell>
          <table:table-cell office:value-type="string" calcext:value-type="string">
            <text:p>.tsv.bgz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18326</text:p>
          </table:table-cell>
          <table:table-cell office:value-type="string" calcext:value-type="string">
            <text:p>translate_gwas_00000000_neale_2020.sh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0000000_neale_2020</text:p>
          </table:table-cell>
          <table:table-cell office:value-type="string" calcext:value-type="string">
            <text:p>00000000_neale_2020_cholesterol</text:p>
          </table:table-cell>
          <table:table-cell office:value-type="string" calcext:value-type="string">
            <text:p>cholestero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iomarkers-30690-both_sexes-irnt.tsv.bgz</text:p>
          </table:table-cell>
          <table:table-cell office:value-type="string" calcext:value-type="string">
            <text:p>.tsv.bgz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20607</text:p>
          </table:table-cell>
          <table:table-cell office:value-type="string" calcext:value-type="string">
            <text:p>translate_gwas_00000000_neale_2020.sh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0000000_neale_2020</text:p>
          </table:table-cell>
          <table:table-cell office:value-type="string" calcext:value-type="string">
            <text:p>00000000_neale_2020_cholesterol_hdl</text:p>
          </table:table-cell>
          <table:table-cell office:value-type="string" calcext:value-type="string">
            <text:p>cholesterol_hd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iomarkers-30760-both_sexes-irnt.tsv.bgz</text:p>
          </table:table-cell>
          <table:table-cell office:value-type="string" calcext:value-type="string">
            <text:p>.tsv.bgz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5023</text:p>
          </table:table-cell>
          <table:table-cell office:value-type="string" calcext:value-type="string">
            <text:p>translate_gwas_00000000_neale_2020.sh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0000000_neale_2020</text:p>
          </table:table-cell>
          <table:table-cell office:value-type="string" calcext:value-type="string">
            <text:p>00000000_neale_2020_cholesterol_ldl</text:p>
          </table:table-cell>
          <table:table-cell office:value-type="string" calcext:value-type="string">
            <text:p>cholesterol_ld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iomarkers-30780-both_sexes-irnt.tsv.bgz</text:p>
          </table:table-cell>
          <table:table-cell office:value-type="string" calcext:value-type="string">
            <text:p>.tsv.bgz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19831</text:p>
          </table:table-cell>
          <table:table-cell office:value-type="string" calcext:value-type="string">
            <text:p>translate_gwas_00000000_neale_2020.sh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0000000_neale_2020</text:p>
          </table:table-cell>
          <table:table-cell office:value-type="string" calcext:value-type="string">
            <text:p>00000000_neale_2020_vitamin_d</text:p>
          </table:table-cell>
          <table:table-cell office:value-type="string" calcext:value-type="string">
            <text:p>vitamin_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iomarkers-30890-both_sexes-irnt.tsv.bgz</text:p>
          </table:table-cell>
          <table:table-cell office:value-type="string" calcext:value-type="string">
            <text:p>.tsv.bgz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1516</text:p>
          </table:table-cell>
          <table:table-cell office:value-type="string" calcext:value-type="string">
            <text:p>translate_gwas_00000000_neale_2020.sh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0000000_neale_2020</text:p>
          </table:table-cell>
          <table:table-cell office:value-type="string" calcext:value-type="string">
            <text:p>00000000_neale_2020_testosterone</text:p>
          </table:table-cell>
          <table:table-cell office:value-type="string" calcext:value-type="string">
            <text:p>testosteron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iomarkers-30850-both_sexes-irnt.tsv.bgz</text:p>
          </table:table-cell>
          <table:table-cell office:value-type="string" calcext:value-type="string">
            <text:p>.tsv.bgz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1081</text:p>
          </table:table-cell>
          <table:table-cell office:value-type="string" calcext:value-type="string">
            <text:p>translate_gwas_00000000_neale_2020.sh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0000000_neale_2020</text:p>
          </table:table-cell>
          <table:table-cell office:value-type="string" calcext:value-type="string">
            <text:p>00000000_neale_2020_estradiol</text:p>
          </table:table-cell>
          <table:table-cell office:value-type="string" calcext:value-type="string">
            <text:p>estradio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iomarkers-30800-both_sexes-irnt.tsv.bgz</text:p>
          </table:table-cell>
          <table:table-cell office:value-type="string" calcext:value-type="string">
            <text:p>.tsv.bgz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7623</text:p>
          </table:table-cell>
          <table:table-cell office:value-type="string" calcext:value-type="string">
            <text:p>translate_gwas_00000000_neale_2020.sh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0000000_neale_2020</text:p>
          </table:table-cell>
          <table:table-cell office:value-type="string" calcext:value-type="string">
            <text:p>00000000_neale_2020_shbg</text:p>
          </table:table-cell>
          <table:table-cell office:value-type="string" calcext:value-type="string">
            <text:p>shbg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iomarkers-30830-both_sexes-irnt.tsv.bgz</text:p>
          </table:table-cell>
          <table:table-cell office:value-type="string" calcext:value-type="string">
            <text:p>.tsv.bgz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1526</text:p>
          </table:table-cell>
          <table:table-cell office:value-type="string" calcext:value-type="string">
            <text:p>translate_gwas_00000000_neale_2020.sh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0000000_neale_2020</text:p>
          </table:table-cell>
          <table:table-cell office:value-type="string" calcext:value-type="string">
            <text:p>00000000_neale_2020_albumin</text:p>
          </table:table-cell>
          <table:table-cell office:value-type="string" calcext:value-type="string">
            <text:p>albumi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iomarkers-30600-both_sexes-irnt.tsv.bgz</text:p>
          </table:table-cell>
          <table:table-cell office:value-type="string" calcext:value-type="string">
            <text:p>.tsv.bgz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5205</text:p>
          </table:table-cell>
          <table:table-cell office:value-type="string" calcext:value-type="string">
            <text:p>translate_gwas_00000000_neale_2020.sh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0000000_neale_2020</text:p>
          </table:table-cell>
          <table:table-cell office:value-type="string" calcext:value-type="string">
            <text:p>00000000_neale_2020_c_reactive_protein</text:p>
          </table:table-cell>
          <table:table-cell office:value-type="string" calcext:value-type="string">
            <text:p>c_reactive_protei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iomarkers-30710-both_sexes-irnt.tsv.bgz</text:p>
          </table:table-cell>
          <table:table-cell office:value-type="string" calcext:value-type="string">
            <text:p>.tsv.bgz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19693</text:p>
          </table:table-cell>
          <table:table-cell office:value-type="string" calcext:value-type="string">
            <text:p>translate_gwas_00000000_neale_2020.sh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0000000_neale_2020</text:p>
          </table:table-cell>
          <table:table-cell office:value-type="string" calcext:value-type="string">
            <text:p>00000000_neale_2020_rheumatoid_factor</text:p>
          </table:table-cell>
          <table:table-cell office:value-type="string" calcext:value-type="string">
            <text:p>rheumatoid_facto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iomarkers-30820-both_sexes-irnt.tsv.bgz</text:p>
          </table:table-cell>
          <table:table-cell office:value-type="string" calcext:value-type="string">
            <text:p>.tsv.bgz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017</text:p>
          </table:table-cell>
          <table:table-cell office:value-type="string" calcext:value-type="string">
            <text:p>translate_gwas_00000000_neale_2020.sh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0000000_neale_2020</text:p>
          </table:table-cell>
          <table:table-cell office:value-type="string" calcext:value-type="string">
            <text:p>00000000_neale_2020_hba1c</text:p>
          </table:table-cell>
          <table:table-cell office:value-type="string" calcext:value-type="string">
            <text:p>hba1c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iomarkers-30750-both_sexes-irnt.tsv.bgz</text:p>
          </table:table-cell>
          <table:table-cell office:value-type="string" calcext:value-type="string">
            <text:p>.tsv.bgz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19434</text:p>
          </table:table-cell>
          <table:table-cell office:value-type="string" calcext:value-type="string">
            <text:p>translate_gwas_00000000_neale_2020.sh</text:p>
          </table:table-cell>
          <table:table-cell table:number-columns-repeated="1013"/>
        </table:table-row>
      </table:table>
      <table:named-expressions/>
      <table:database-ranges>
        <table:database-range table:name="__Anonymous_Sheet_DB__0" table:target-range-address="Sheet1.A1:Sheet1.H66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2">00/00/0000</text:date>, <text:time style:data-style-name="N2" text:time-value="13:58:33.6506820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14:40:26.011804538</meta:creation-date>
    <meta:generator>LibreOffice/6.4.7.2$Linux_X86_64 LibreOffice_project/40$Build-2</meta:generator>
    <dc:date>2022-12-22T13:59:06.007732234</dc:date>
    <meta:editing-duration>P3DT17H8M57S</meta:editing-duration>
    <meta:editing-cycles>377</meta:editing-cycles>
    <meta:document-statistic meta:table-count="1" meta:cell-count="726" meta:object-count="0"/>
  </office:meta>
</office:document-meta>
</file>